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9024" calcext:value-type="float">
            <text:p>82.8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236" calcext:value-type="float">
            <text:p>79.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004" calcext:value-type="float">
            <text:p>68.9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9688" calcext:value-type="float">
            <text:p>68.3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2184" calcext:value-type="float">
            <text:p>66.2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